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75.79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7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999999" fo:border="0.99pt solid #000000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9999" fo:border="0.06pt solid #000000"/>
    </style:style>
    <style:style style:name="ce5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b2b2b2" fo:border="0.99pt solid #000000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b2b2b2" fo:border="0.06pt solid #000000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dddddd" fo:border-left="0.99pt solid #000000" fo:border-right="0.99pt solid #000000" fo:border-top="0.99pt solid #000000"/>
    </style:style>
    <style:style style:name="ce11" style:family="table-cell" style:parent-style-name="Default">
      <style:table-cell-properties fo:border-bottom="none" fo:background-color="#dddddd" fo:border-left="0.99pt solid #000000" fo:border-right="0.99pt solid #000000" fo:border-top="none"/>
    </style:style>
    <style:style style:name="ce12" style:family="table-cell" style:parent-style-name="Default">
      <style:table-cell-properties fo:border-bottom="0.99pt solid #000000" fo:background-color="#dddddd" fo:border-left="0.99pt solid #000000" fo:border-right="0.99pt solid #000000" fo:border-top="none"/>
    </style:style>
    <style:style style:name="ce13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 fo:border="0.06pt solid #0000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6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cotes de Trabalho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9">
            <text:p>1 Device</text:p>
          </table:table-cell>
          <table:table-cell table:style-name="ce5" office:value-type="string" calcext:value-type="string" table:number-columns-spanned="1" table:number-rows-spanned="3">
            <text:p>1.1 LoRa</text:p>
          </table:table-cell>
          <table:table-cell table:style-name="ce10" office:value-type="string" calcext:value-type="string">
            <text:p>1.1.1 Testar comunicação Gateway</text:p>
          </table:table-cell>
        </table:table-row>
        <table:table-row table:style-name="ro1">
          <table:table-cell/>
          <table:covered-table-cell table:style-name="ce2"/>
          <table:covered-table-cell table:style-name="ce6"/>
          <table:table-cell table:style-name="ce11" office:value-type="string" calcext:value-type="string">
            <text:p>1.1.2 Enviar dados do sensor</text:p>
          </table:table-cell>
        </table:table-row>
        <table:table-row table:style-name="ro1">
          <table:table-cell/>
          <table:covered-table-cell table:style-name="ce2"/>
          <table:covered-table-cell table:style-name="ce6"/>
          <table:table-cell table:style-name="ce12" office:value-type="string" calcext:value-type="string">
            <text:p>1.1.3 Receber dados para atuação do irrigador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 table:number-columns-spanned="1" table:number-rows-spanned="3">
            <text:p>1.2 Sensor de Umidade</text:p>
          </table:table-cell>
          <table:table-cell table:style-name="ce10" office:value-type="string" calcext:value-type="string">
            <text:p>1.2.1 Pesquisar sensores no mercado</text:p>
          </table:table-cell>
        </table:table-row>
        <table:table-row table:style-name="ro1">
          <table:table-cell/>
          <table:covered-table-cell table:style-name="ce2"/>
          <table:covered-table-cell table:style-name="ce6"/>
          <table:table-cell table:style-name="ce11" office:value-type="string" calcext:value-type="string">
            <text:p>1.2.2 Definir modelo do sensor</text:p>
          </table:table-cell>
        </table:table-row>
        <table:table-row table:style-name="ro1">
          <table:table-cell/>
          <table:covered-table-cell table:style-name="ce2"/>
          <table:covered-table-cell table:style-name="ce6"/>
          <table:table-cell table:style-name="ce12" office:value-type="string" calcext:value-type="string">
            <text:p>1.2.3 Integração PCI Devic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 table:number-columns-spanned="1" table:number-rows-spanned="3">
            <text:p>1.3 Atuador Irrigação</text:p>
          </table:table-cell>
          <table:table-cell table:style-name="ce10" office:value-type="string" calcext:value-type="string">
            <text:p>1.3.1 Pesquisar atuadores no mercado</text:p>
          </table:table-cell>
        </table:table-row>
        <table:table-row table:style-name="ro1">
          <table:table-cell/>
          <table:covered-table-cell table:style-name="ce2"/>
          <table:covered-table-cell table:style-name="ce6"/>
          <table:table-cell table:style-name="ce11" office:value-type="string" calcext:value-type="string">
            <text:p>1.3.2 Definir modelo do atuador</text:p>
          </table:table-cell>
        </table:table-row>
        <table:table-row table:style-name="ro1">
          <table:table-cell/>
          <table:covered-table-cell table:style-name="ce2"/>
          <table:covered-table-cell table:style-name="ce6"/>
          <table:table-cell table:style-name="ce12" office:value-type="string" calcext:value-type="string">
            <text:p>1.3.3 Integração PCI Device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2 Gateway</text:p>
          </table:table-cell>
          <table:table-cell table:style-name="ce7" office:value-type="string" calcext:value-type="string" table:number-columns-spanned="1" table:number-rows-spanned="3">
            <text:p>2.1 LoRa</text:p>
          </table:table-cell>
          <table:table-cell table:style-name="ce13" office:value-type="string" calcext:value-type="string">
            <text:p>2.1.1 Testar comunicação Device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1.2 Receber dados do sensor</text:p>
          </table:table-cell>
        </table:table-row>
        <table:table-row table:style-name="ro1">
          <table:table-cell/>
          <table:covered-table-cell table:number-columns-repeated="2"/>
          <table:table-cell table:style-name="ce15" office:value-type="string" calcext:value-type="string">
            <text:p>2.1.3 Enviar dados para atuação do irrigador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2.2 Memória</text:p>
          </table:table-cell>
          <table:table-cell table:style-name="ce16" office:value-type="string" calcext:value-type="string">
            <text:p>2.2.1 Armazenamento dos dados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4">
            <text:p>2.3 Internet</text:p>
          </table:table-cell>
          <table:table-cell table:style-name="ce13" office:value-type="string" calcext:value-type="string">
            <text:p>2.3.1 Comunicar com servidor nuvem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3.2 Enviar dados sensor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2.3.3 Receber dados para atuação do irrigador</text:p>
          </table:table-cell>
        </table:table-row>
        <table:table-row table:style-name="ro1">
          <table:table-cell/>
          <table:covered-table-cell table:number-columns-repeated="2"/>
          <table:table-cell table:style-name="ce15" office:value-type="string" calcext:value-type="string">
            <text:p>2.3.4 Criptografar dados enviados e recebidos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3 Cloud</text:p>
          </table:table-cell>
          <table:table-cell table:style-name="ce7" office:value-type="string" calcext:value-type="string" table:number-columns-spanned="1" table:number-rows-spanned="3">
            <text:p>3.1 Input</text:p>
          </table:table-cell>
          <table:table-cell table:style-name="ce13" office:value-type="string" calcext:value-type="string">
            <text:p>3.1.1 Comunicar com Gateway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3.1.2 Receber dados do sensor</text:p>
          </table:table-cell>
        </table:table-row>
        <table:table-row table:style-name="ro1">
          <table:table-cell/>
          <table:covered-table-cell table:number-columns-repeated="2"/>
          <table:table-cell table:style-name="ce15" office:value-type="string" calcext:value-type="string">
            <text:p>3.1.3 Coletar dados da previsão do tempo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 table:number-columns-spanned="1" table:number-rows-spanned="4">
            <text:p>3.2 Core</text:p>
          </table:table-cell>
          <table:table-cell table:style-name="ce13" office:value-type="string" calcext:value-type="string">
            <text:p>3.2.1 Definir servidor Cloud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3.2.2 Processar dados do input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3.2.3 Aprendizagem de máquina</text:p>
          </table:table-cell>
        </table:table-row>
        <table:table-row table:style-name="ro1">
          <table:table-cell/>
          <table:covered-table-cell table:number-columns-repeated="2"/>
          <table:table-cell table:style-name="ce15" office:value-type="string" calcext:value-type="string">
            <text:p>3.2.4 Tomada de decisão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3.3 Output</text:p>
          </table:table-cell>
          <table:table-cell table:style-name="ce15" office:value-type="string" calcext:value-type="string">
            <text:p>3.3.1 Enviar dados para atuação do irrigador</text:p>
          </table:table-cell>
        </table:table-row>
      </table:table>
      <table:table table:name="1 Device" table:style-name="ta1">
        <table:table-column table:style-name="co1" table:default-cell-style-name="Default"/>
        <table:table-column table:style-name="co4" table:default-cell-style-name="ce18"/>
        <table:table-column table:style-name="co5" table:default-cell-style-name="ce23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9" table:formula="of:=[$'Pacotes de Trabalho'.B3]" office:value-type="string" office:string-value="1 Device" calcext:value-type="string" table:number-columns-spanned="2" table:number-rows-spanned="1">
            <text:p>1 Device</text:p>
          </table:table-cell>
          <table:covered-table-cell table:style-name="ce24"/>
          <table:table-cell table:style-name="ce17" table:number-columns-repeated="1021"/>
        </table:table-row>
        <table:table-row table:style-name="ro1">
          <table:table-cell table:style-name="ce17"/>
          <table:table-cell table:style-name="ce20" table:formula="of:=[$'Pacotes de Trabalho'.C3]" office:value-type="string" office:string-value="1.1 LoRa" calcext:value-type="string" table:number-columns-spanned="2" table:number-rows-spanned="1">
            <text:p>1.1 LoRa</text:p>
          </table:table-cell>
          <table:covered-table-cell table:style-name="ce24"/>
          <table:table-cell table:style-name="ce17" table:number-columns-repeated="1021"/>
        </table:table-row>
        <table:table-row table:style-name="ro1">
          <table:table-cell table:style-name="ce17"/>
          <table:table-cell table:style-name="ce21" table:formula="of:=[$'Pacotes de Trabalho'.D3]" office:value-type="string" office:string-value="1.1.1 Testar comunicação Gateway" calcext:value-type="string" table:number-columns-spanned="2" table:number-rows-spanned="1">
            <text:p>1.1.1 Testar comunicação Gateway</text:p>
          </table:table-cell>
          <table:covered-table-cell table:style-name="ce24"/>
          <table:table-cell table:style-name="ce17" table:number-columns-repeated="1021"/>
        </table:table-row>
        <table:table-row table:style-name="ro2">
          <table:table-cell/>
          <table:table-cell table:style-name="ce22" office:value-type="string" calcext:value-type="string">
            <text:p>Descrição</text:p>
          </table:table-cell>
          <table:table-cell table:style-name="ce25" office:value-type="string" calcext:value-type="string">
            <text:p>Esta atividade compreende a conexão RX e TX entre a PCI device e PCI gateway através do LoRa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5" office:value-type="string" calcext:value-type="string">
            <text:p>10 horas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5" office:value-type="string" calcext:value-type="string">
            <text:p>Coordenado (PCI device e PCI gateway)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5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5" office:value-type="string" calcext:value-type="string">
            <text:p>2.1.1 Testar comunicação Device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21" table:formula="of:=[$'Pacotes de Trabalho'.D4]" office:value-type="string" office:string-value="1.1.2 Enviar dados do sensor" calcext:value-type="string" table:number-columns-spanned="2" table:number-rows-spanned="1">
            <text:p>1.1.2 Enviar dados do sensor</text:p>
          </table:table-cell>
          <table:covered-table-cell table:style-name="ce24"/>
          <table:table-cell table:style-name="ce17" table:number-columns-repeated="1021"/>
        </table:table-row>
        <table:table-row table:style-name="ro2">
          <table:table-cell/>
          <table:table-cell table:style-name="ce22" office:value-type="string" calcext:value-type="string">
            <text:p>Descrição</text:p>
          </table:table-cell>
          <table:table-cell table:style-name="ce25" office:value-type="string" calcext:value-type="string">
            <text:p>Esta atividade compreende o envio de dados lidos do sensor de umidade para a PCI Gateway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5" office:value-type="string" calcext:value-type="string">
            <text:p>2 horas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Recurso</text:p>
          </table:table-cell>
          <table:table-cell table:style-name="ce25" office:value-type="string" calcext:value-type="string">
            <text:p>Coordenado (PCI device e PCI gateway)</text:p>
            <text:p>Aluno (sensor de umidade)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5" office:value-type="string" calcext:value-type="string">
            <text:p>N/A</text:p>
          </table:table-cell>
          <table:table-cell table:number-columns-repeated="1021"/>
        </table:table-row>
        <table:table-row table:style-name="ro4">
          <table:table-cell/>
          <table:table-cell table:style-name="ce22" office:value-type="string" calcext:value-type="string">
            <text:p>Atividade Precedente</text:p>
          </table:table-cell>
          <table:table-cell table:style-name="ce25" office:value-type="string" calcext:value-type="string">
            <text:p>1.2.3 Integração PCI Device</text:p>
            <text:p>1.1.1 Testar comunicação Gateway</text:p>
            <text:p>2.1.1 Testar comunicação Device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21" table:formula="of:=[$'Pacotes de Trabalho'.D5]" office:value-type="string" office:string-value="1.1.3 Receber dados para atuação do irrigador" calcext:value-type="string" table:number-columns-spanned="2" table:number-rows-spanned="1">
            <text:p>1.1.3 Receber dados para atuação do irrigador</text:p>
          </table:table-cell>
          <table:covered-table-cell table:style-name="ce24"/>
          <table:table-cell table:style-name="ce17" table:number-columns-repeated="1021"/>
        </table:table-row>
        <table:table-row table:style-name="ro2">
          <table:table-cell/>
          <table:table-cell table:style-name="ce22" office:value-type="string" calcext:value-type="string">
            <text:p>Descrição</text:p>
          </table:table-cell>
          <table:table-cell table:style-name="ce25" office:value-type="string" calcext:value-type="string">
            <text:p>Esta atividade compreende o recebimento de dados da PCI gateway para controle do atuador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5" office:value-type="string" calcext:value-type="string">
            <text:p>2 horas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Recurso</text:p>
          </table:table-cell>
          <table:table-cell table:style-name="ce25" office:value-type="string" calcext:value-type="string">
            <text:p>Coordenado (PCI device e PCI gateway)</text:p>
            <text:p>Aluno (atuador)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5" office:value-type="string" calcext:value-type="string">
            <text:p>N/A</text:p>
          </table:table-cell>
          <table:table-cell table:number-columns-repeated="1021"/>
        </table:table-row>
        <table:table-row table:style-name="ro4">
          <table:table-cell/>
          <table:table-cell table:style-name="ce22" office:value-type="string" calcext:value-type="string">
            <text:p>Atividade Precedente</text:p>
          </table:table-cell>
          <table:table-cell table:style-name="ce25" office:value-type="string" calcext:value-type="string">
            <text:p>1.3.3 Integração PCI Device</text:p>
            <text:p>1.1.1 Testar comunicação Gateway</text:p>
            <text:p>2.1.1 Testar comunicação Device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20" table:formula="of:=[$'Pacotes de Trabalho'.C6]" office:value-type="string" office:string-value="1.2 Sensor de Umidade" calcext:value-type="string" table:number-columns-spanned="2" table:number-rows-spanned="1">
            <text:p>1.2 Sensor de Umidade</text:p>
          </table:table-cell>
          <table:covered-table-cell table:style-name="ce24"/>
          <table:table-cell table:style-name="ce17" table:number-columns-repeated="1021"/>
        </table:table-row>
        <table:table-row table:style-name="ro1">
          <table:table-cell table:style-name="ce17"/>
          <table:table-cell table:style-name="ce21" table:formula="of:=[$'Pacotes de Trabalho'.D6]" office:value-type="string" office:string-value="1.2.1 Pesquisar sensores no mercado" calcext:value-type="string" table:number-columns-spanned="2" table:number-rows-spanned="1">
            <text:p>1.2.1 Pesquisar sensores no mercado</text:p>
          </table:table-cell>
          <table:covered-table-cell table:style-name="ce24"/>
          <table:table-cell table:style-name="ce17" table:number-columns-repeated="1021"/>
        </table:table-row>
        <table:table-row table:style-name="ro2">
          <table:table-cell/>
          <table:table-cell table:style-name="ce22" office:value-type="string" calcext:value-type="string">
            <text:p>Descrição</text:p>
          </table:table-cell>
          <table:table-cell table:style-name="ce25" office:value-type="string" calcext:value-type="string">
            <text:p>Esta atividade compreende a busca por documentação e produtos disponíveis no mercado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5" office:value-type="string" calcext:value-type="string">
            <text:p>8 horas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5" office:value-type="string" calcext:value-type="string">
            <text:p>Internet (outros TCC e lojas virtuais)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5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5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21" table:formula="of:=[$'Pacotes de Trabalho'.D7]" office:value-type="string" office:string-value="1.2.2 Definir modelo do sensor" calcext:value-type="string" table:number-columns-spanned="2" table:number-rows-spanned="1">
            <text:p>1.2.2 Definir modelo do sensor</text:p>
          </table:table-cell>
          <table:covered-table-cell table:style-name="ce24"/>
          <table:table-cell table:style-name="ce17" table:number-columns-repeated="1021"/>
        </table:table-row>
        <table:table-row table:style-name="ro5">
          <table:table-cell/>
          <table:table-cell table:style-name="ce22" office:value-type="string" calcext:value-type="string">
            <text:p>Descrição</text:p>
          </table:table-cell>
          <table:table-cell table:style-name="ce25" office:value-type="string" calcext:value-type="string">
            <text:p>Esta atividade compreende a definição e aquisição do sensor selecionado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5" office:value-type="string" calcext:value-type="string">
            <text:p>4 horas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Recurso</text:p>
          </table:table-cell>
          <table:table-cell table:style-name="ce25" office:value-type="string" calcext:value-type="string">
            <text:p>Internet (loja virtual)</text:p>
            <text:p>Aluno (financeiro)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6" office:value-type="currency" office:currency="BRL" office:value="30" calcext:value-type="currency">
            <text:p>R$ 30,00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5" office:value-type="string" calcext:value-type="string">
            <text:p>1.2.1 Pesquisar sensores no mercado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21" table:formula="of:=[$'Pacotes de Trabalho'.D8]" office:value-type="string" office:string-value="1.2.3 Integração PCI Device" calcext:value-type="string" table:number-columns-spanned="2" table:number-rows-spanned="1">
            <text:p>1.2.3 Integração PCI Device</text:p>
          </table:table-cell>
          <table:covered-table-cell table:style-name="ce24"/>
          <table:table-cell table:style-name="ce17" table:number-columns-repeated="1021"/>
        </table:table-row>
        <table:table-row table:style-name="ro6">
          <table:table-cell/>
          <table:table-cell table:style-name="ce22" office:value-type="string" calcext:value-type="string">
            <text:p>Descrição</text:p>
          </table:table-cell>
          <table:table-cell table:style-name="ce25" office:value-type="string" calcext:value-type="string">
            <text:p>Esta atividade compreende a conexão do sensor de umidade na PCI device, aquisição dos dados via A/D e sua manipulação caso necessário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5" office:value-type="string" calcext:value-type="string">
            <text:p>8 horas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Recurso</text:p>
          </table:table-cell>
          <table:table-cell table:style-name="ce25" office:value-type="string" calcext:value-type="string">
            <text:p>Coordenado (PCI device)</text:p>
            <text:p>Aluno (sensor de umidade)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5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5" office:value-type="string" calcext:value-type="string">
            <text:p>1.2.2 Definir modelo do sensor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20" table:formula="of:=[$'Pacotes de Trabalho'.C9]" office:value-type="string" office:string-value="1.3 Atuador Irrigação" calcext:value-type="string" table:number-columns-spanned="2" table:number-rows-spanned="1">
            <text:p>1.3 Atuador Irrigação</text:p>
          </table:table-cell>
          <table:covered-table-cell table:style-name="ce24"/>
          <table:table-cell table:style-name="ce17" table:number-columns-repeated="1021"/>
        </table:table-row>
        <table:table-row table:style-name="ro1">
          <table:table-cell table:style-name="ce17"/>
          <table:table-cell table:style-name="ce21" table:formula="of:=[$'Pacotes de Trabalho'.D9]" office:value-type="string" office:string-value="1.3.1 Pesquisar atuadores no mercado" calcext:value-type="string" table:number-columns-spanned="2" table:number-rows-spanned="1">
            <text:p>1.3.1 Pesquisar atuadores no mercado</text:p>
          </table:table-cell>
          <table:covered-table-cell table:style-name="ce24"/>
          <table:table-cell table:style-name="ce17" table:number-columns-repeated="1021"/>
        </table:table-row>
        <table:table-row table:style-name="ro4">
          <table:table-cell/>
          <table:table-cell table:style-name="ce22" office:value-type="string" calcext:value-type="string">
            <text:p>Descrição</text:p>
          </table:table-cell>
          <table:table-cell table:style-name="ce25" office:value-type="string" calcext:value-type="string">
            <text:p>Esta atividade compreende a busca por documentação e produtos disponíveis no mercado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5" office:value-type="string" calcext:value-type="string">
            <text:p>8 horas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5" office:value-type="string" calcext:value-type="string">
            <text:p>Internet (outros TCC e lojas virtuais)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5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5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21" table:formula="of:=[$'Pacotes de Trabalho'.D10]" office:value-type="string" office:string-value="1.3.2 Definir modelo do atuador" calcext:value-type="string" table:number-columns-spanned="2" table:number-rows-spanned="1">
            <text:p>1.3.2 Definir modelo do atuador</text:p>
          </table:table-cell>
          <table:covered-table-cell table:style-name="ce24"/>
          <table:table-cell table:style-name="ce17" table:number-columns-repeated="1021"/>
        </table:table-row>
        <table:table-row table:style-name="ro5">
          <table:table-cell/>
          <table:table-cell table:style-name="ce22" office:value-type="string" calcext:value-type="string">
            <text:p>Descrição</text:p>
          </table:table-cell>
          <table:table-cell table:style-name="ce25" office:value-type="string" calcext:value-type="string">
            <text:p>Esta atividade compreende a definição e aquisição do atuador selecionado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5" office:value-type="string" calcext:value-type="string">
            <text:p>4 horas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Recurso</text:p>
          </table:table-cell>
          <table:table-cell table:style-name="ce25" office:value-type="string" calcext:value-type="string">
            <text:p>Internet (loja virtual)</text:p>
            <text:p>Aluno (financeiro)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6" office:value-type="currency" office:currency="BRL" office:value="30" calcext:value-type="currency">
            <text:p>R$ 30,00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5" office:value-type="string" calcext:value-type="string">
            <text:p>1.3.1 Pesquisar atuadores no mercado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21" table:formula="of:=[$'Pacotes de Trabalho'.D11]" office:value-type="string" office:string-value="1.3.3 Integração PCI Device" calcext:value-type="string" table:number-columns-spanned="2" table:number-rows-spanned="1">
            <text:p>1.3.3 Integração PCI Device</text:p>
          </table:table-cell>
          <table:covered-table-cell table:style-name="ce24"/>
          <table:table-cell table:style-name="ce17" table:number-columns-repeated="1021"/>
        </table:table-row>
        <table:table-row table:style-name="ro5">
          <table:table-cell/>
          <table:table-cell table:style-name="ce22" office:value-type="string" calcext:value-type="string">
            <text:p>Descrição</text:p>
          </table:table-cell>
          <table:table-cell table:style-name="ce25" office:value-type="string" calcext:value-type="string">
            <text:p>Esta atividade compreende a conexão e controle do atuador na PCI device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5" office:value-type="string" calcext:value-type="string">
            <text:p>8 horas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Recurso</text:p>
          </table:table-cell>
          <table:table-cell table:style-name="ce25" office:value-type="string" calcext:value-type="string">
            <text:p>Coordenado (PCI device)</text:p>
            <text:p>Aluno (atuador)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5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5" office:value-type="string" calcext:value-type="string">
            <text:p>1.3.2 Definir modelo do atuador</text:p>
          </table:table-cell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Gateway" table:style-name="ta1">
        <table:table-column table:style-name="co1" table:default-cell-style-name="ce27"/>
        <table:table-column table:style-name="co4" table:default-cell-style-name="ce18"/>
        <table:table-column table:style-name="co5" table:default-cell-style-name="ce18"/>
        <table:table-column table:style-name="co1" table:number-columns-repeated="1021" table:default-cell-style-name="ce27"/>
        <table:table-row table:style-name="ro1">
          <table:table-cell table:number-columns-repeated="1024"/>
        </table:table-row>
        <table:table-row table:style-name="ro1">
          <table:table-cell table:style-name="ce28"/>
          <table:table-cell table:style-name="ce19" table:formula="of:=[$'Pacotes de Trabalho'.B12]" office:value-type="string" office:string-value="2 Gateway" calcext:value-type="string" table:number-columns-spanned="2" table:number-rows-spanned="1">
            <text:p>2 Gateway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 table:style-name="ce28"/>
          <table:table-cell table:style-name="ce20" table:formula="of:=[$'Pacotes de Trabalho'.C12]" office:value-type="string" office:string-value="2.1 LoRa" calcext:value-type="string" table:number-columns-spanned="2" table:number-rows-spanned="1">
            <text:p>2.1 LoRa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 table:style-name="ce28"/>
          <table:table-cell table:style-name="ce21" table:formula="of:=[$'Pacotes de Trabalho'.D12]" office:value-type="string" office:string-value="2.1.1 Testar comunicação Device" calcext:value-type="string" table:number-columns-spanned="2" table:number-rows-spanned="1">
            <text:p>2.1.1 Testar comunicação Device</text:p>
          </table:table-cell>
          <table:covered-table-cell table:style-name="ce30"/>
          <table:table-cell table:style-name="ce28" table:number-columns-repeated="1021"/>
        </table:table-row>
        <table:table-row table:style-name="ro4">
          <table:table-cell/>
          <table:table-cell table:style-name="ce22" office:value-type="string" calcext:value-type="string">
            <text:p>Descrição</text:p>
          </table:table-cell>
          <table:table-cell table:style-name="ce25" office:value-type="string" calcext:value-type="string">
            <text:p>Esta atividade compreende a conexão RX e TX entre a PCI device e PCI gateway através do LoRa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5" office:value-type="string" calcext:value-type="string">
            <text:p>10 horas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5" office:value-type="string" calcext:value-type="string">
            <text:p>Coordenado (PCI device e PCI gateway)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5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5" office:value-type="string" calcext:value-type="string">
            <text:p>1.1.1 Testar comunicação Gateway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1" table:formula="of:=[$'Pacotes de Trabalho'.D13]" office:value-type="string" office:string-value="2.1.2 Receber dados do sensor" calcext:value-type="string" table:number-columns-spanned="2" table:number-rows-spanned="1">
            <text:p>2.1.2 Receber dados do sensor</text:p>
          </table:table-cell>
          <table:covered-table-cell table:style-name="ce30"/>
          <table:table-cell table:style-name="ce28" table:number-columns-repeated="1021"/>
        </table:table-row>
        <table:table-row table:style-name="ro2">
          <table:table-cell/>
          <table:table-cell table:style-name="ce22" office:value-type="string" calcext:value-type="string">
            <text:p>Descrição</text:p>
          </table:table-cell>
          <table:table-cell table:style-name="ce25" office:value-type="string" calcext:value-type="string">
            <text:p>Esta atividade compreende o recebimento via LoRa dos dados lidos no sensor de umidade conectado na PCI Gateway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5" office:value-type="string" calcext:value-type="string">
            <text:p>2 horas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Recurso</text:p>
          </table:table-cell>
          <table:table-cell table:style-name="ce25" office:value-type="string" calcext:value-type="string">
            <text:p>Coordenado (PCI device e PCI gateway)</text:p>
            <text:p>Aluno (sensor de umidade)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5" office:value-type="string" calcext:value-type="string">
            <text:p>N/A</text:p>
          </table:table-cell>
          <table:table-cell table:number-columns-repeated="1021"/>
        </table:table-row>
        <table:table-row table:style-name="ro4">
          <table:table-cell/>
          <table:table-cell table:style-name="ce22" office:value-type="string" calcext:value-type="string">
            <text:p>Atividade Precedente</text:p>
          </table:table-cell>
          <table:table-cell table:style-name="ce25" office:value-type="string" calcext:value-type="string">
            <text:p>1.2.3 Integração PCI Device</text:p>
            <text:p>1.1.1 Testar comunicação Gateway</text:p>
            <text:p>2.1.1 Testar comunicação Device 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1" table:formula="of:=[$'Pacotes de Trabalho'.D14]" office:value-type="string" office:string-value="2.1.3 Enviar dados para atuação do irrigador" calcext:value-type="string" table:number-columns-spanned="2" table:number-rows-spanned="1">
            <text:p>2.1.3 Enviar dados para atuação do irrigador</text:p>
          </table:table-cell>
          <table:covered-table-cell table:style-name="ce30"/>
          <table:table-cell table:style-name="ce28" table:number-columns-repeated="1021"/>
        </table:table-row>
        <table:table-row table:style-name="ro2">
          <table:table-cell/>
          <table:table-cell table:style-name="ce22" office:value-type="string" calcext:value-type="string">
            <text:p>Descrição</text:p>
          </table:table-cell>
          <table:table-cell table:style-name="ce25" office:value-type="string" calcext:value-type="string">
            <text:p>Esta atividade compreende o envio de dados de controle do atuador para PCI device via LoRa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5" office:value-type="string" calcext:value-type="string">
            <text:p>2 horas</text:p>
          </table:table-cell>
          <table:table-cell table:number-columns-repeated="1021"/>
        </table:table-row>
        <table:table-row table:style-name="ro3">
          <table:table-cell/>
          <table:table-cell table:style-name="ce22" office:value-type="string" calcext:value-type="string">
            <text:p>Recurso</text:p>
          </table:table-cell>
          <table:table-cell table:style-name="ce25" office:value-type="string" calcext:value-type="string">
            <text:p>Coordenado (PCI device e PCI gateway)</text:p>
            <text:p>Aluno (atuador)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5" office:value-type="string" calcext:value-type="string">
            <text:p>N/A</text:p>
          </table:table-cell>
          <table:table-cell table:number-columns-repeated="1021"/>
        </table:table-row>
        <table:table-row table:style-name="ro4">
          <table:table-cell/>
          <table:table-cell table:style-name="ce22" office:value-type="string" calcext:value-type="string">
            <text:p>Atividade Precedente</text:p>
          </table:table-cell>
          <table:table-cell table:style-name="ce25" office:value-type="string" calcext:value-type="string">
            <text:p>1.3.3 Integração PCI Device</text:p>
            <text:p>1.1.1 Testar comunicação Gateway</text:p>
            <text:p>2.1.1 Testar comunicação Device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0" table:formula="of:=[$'Pacotes de Trabalho'.C15]" office:value-type="string" office:string-value="2.2 Memória" calcext:value-type="string" table:number-columns-spanned="2" table:number-rows-spanned="1">
            <text:p>2.2 Memória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 table:style-name="ce28"/>
          <table:table-cell table:style-name="ce21" table:formula="of:=[$'Pacotes de Trabalho'.D15]" office:value-type="string" office:string-value="2.2.1 Armazenamento dos dados" calcext:value-type="string" table:number-columns-spanned="2" table:number-rows-spanned="1">
            <text:p>2.2.1 Armazenamento dos dados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8"/>
          <table:table-cell table:style-name="ce20" table:formula="of:=[$'Pacotes de Trabalho'.C16]" office:value-type="string" office:string-value="2.3 Internet" calcext:value-type="string" table:number-columns-spanned="2" table:number-rows-spanned="1">
            <text:p>2.3 Internet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 table:style-name="ce28"/>
          <table:table-cell table:style-name="ce21" table:formula="of:=[$'Pacotes de Trabalho'.D16]" office:value-type="string" office:string-value="2.3.1 Comunicar com servidor nuvem" calcext:value-type="string" table:number-columns-spanned="2" table:number-rows-spanned="1">
            <text:p>2.3.1 Comunicar com servidor nuvem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9" office:value-type="string" calcext:value-type="string">
            <text:p>Atividade Precedente</text:p>
          </table:table-cell>
          <table:table-cell table:style-name="ce22" office:value-type="string" calcext:value-type="string">
            <text:p>3.2.1 Definir servidor Cloud</text:p>
          </table:table-cell>
          <table:table-cell table:number-columns-repeated="1021"/>
        </table:table-row>
        <table:table-row table:style-name="ro1">
          <table:table-cell table:style-name="ce28"/>
          <table:table-cell table:style-name="ce21" table:formula="of:=[$'Pacotes de Trabalho'.D17]" office:value-type="string" office:string-value="2.3.2 Enviar dados sensor" calcext:value-type="string" table:number-columns-spanned="2" table:number-rows-spanned="1">
            <text:p>2.3.2 Enviar dados sensor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8"/>
          <table:table-cell table:style-name="ce21" table:formula="of:=[$'Pacotes de Trabalho'.D18]" office:value-type="string" office:string-value="2.3.3 Receber dados para atuação do irrigador" calcext:value-type="string" table:number-columns-spanned="2" table:number-rows-spanned="1">
            <text:p>2.3.3 Receber dados para atuação do irrigador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8"/>
          <table:table-cell table:style-name="ce21" table:formula="of:=[$'Pacotes de Trabalho'.D19]" office:value-type="string" office:string-value="2.3.4 Criptografar dados enviados e recebidos" calcext:value-type="string" table:number-columns-spanned="2" table:number-rows-spanned="1">
            <text:p>2.3.4 Criptografar dados enviados e recebidos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2"/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Cloud" table:style-name="ta1">
        <table:table-column table:style-name="co1" table:default-cell-style-name="ce27"/>
        <table:table-column table:style-name="co4" table:default-cell-style-name="ce18"/>
        <table:table-column table:style-name="co5" table:default-cell-style-name="ce18"/>
        <table:table-column table:style-name="co1" table:number-columns-repeated="1021" table:default-cell-style-name="ce27"/>
        <table:table-row table:style-name="ro1">
          <table:table-cell table:number-columns-repeated="1024"/>
        </table:table-row>
        <table:table-row table:style-name="ro1">
          <table:table-cell table:style-name="ce28"/>
          <table:table-cell table:style-name="ce19" table:formula="of:=[$'Pacotes de Trabalho'.B20]" office:value-type="string" office:string-value="3 Cloud" calcext:value-type="string" table:number-columns-spanned="2" table:number-rows-spanned="1">
            <text:p>3 Cloud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 table:style-name="ce28"/>
          <table:table-cell table:style-name="ce20" table:formula="of:=[$'Pacotes de Trabalho'.C20]" office:value-type="string" office:string-value="3.1 Input" calcext:value-type="string" table:number-columns-spanned="2" table:number-rows-spanned="1">
            <text:p>3.1 Input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 table:style-name="ce28"/>
          <table:table-cell table:style-name="ce21" table:formula="of:=[$'Pacotes de Trabalho'.D20]" office:value-type="string" office:string-value="3.1.1 Comunicar com Gateway" calcext:value-type="string" table:number-columns-spanned="2" table:number-rows-spanned="1">
            <text:p>3.1.1 Comunicar com Gateway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8"/>
          <table:table-cell table:style-name="ce21" table:formula="of:=[$'Pacotes de Trabalho'.D21]" office:value-type="string" office:string-value="3.1.2 Receber dados do sensor" calcext:value-type="string" table:number-columns-spanned="2" table:number-rows-spanned="1">
            <text:p>3.1.2 Receber dados do sensor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8"/>
          <table:table-cell table:style-name="ce21" table:formula="of:=[$'Pacotes de Trabalho'.D22]" office:value-type="string" office:string-value="3.1.3 Coletar dados da previsão do tempo" calcext:value-type="string" table:number-columns-spanned="2" table:number-rows-spanned="1">
            <text:p>3.1.3 Coletar dados da previsão do tempo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8"/>
          <table:table-cell table:style-name="ce20" table:formula="of:=[$'Pacotes de Trabalho'.C23]" office:value-type="string" office:string-value="3.2 Core" calcext:value-type="string" table:number-columns-spanned="2" table:number-rows-spanned="1">
            <text:p>3.2 Core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 table:style-name="ce28"/>
          <table:table-cell table:style-name="ce21" table:formula="of:=[$'Pacotes de Trabalho'.D23]" office:value-type="string" office:string-value="3.2.1 Definir servidor Cloud" calcext:value-type="string" table:number-columns-spanned="2" table:number-rows-spanned="1">
            <text:p>3.2.1 Definir servidor Cloud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8"/>
          <table:table-cell table:style-name="ce21" table:formula="of:=[$'Pacotes de Trabalho'.D24]" office:value-type="string" office:string-value="3.2.2 Processar dados do input" calcext:value-type="string" table:number-columns-spanned="2" table:number-rows-spanned="1">
            <text:p>3.2.2 Processar dados do input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8"/>
          <table:table-cell table:style-name="ce21" table:formula="of:=[$'Pacotes de Trabalho'.D25]" office:value-type="string" office:string-value="3.2.3 Aprendizagem de máquina" calcext:value-type="string" table:number-columns-spanned="2" table:number-rows-spanned="1">
            <text:p>3.2.3 Aprendizagem de máquina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8"/>
          <table:table-cell table:style-name="ce21" table:formula="of:=[$'Pacotes de Trabalho'.D26]" office:value-type="string" office:string-value="3.2.4 Tomada de decisão" calcext:value-type="string" table:number-columns-spanned="2" table:number-rows-spanned="1">
            <text:p>3.2.4 Tomada de decisão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28"/>
          <table:table-cell table:style-name="ce20" table:formula="of:=[$'Pacotes de Trabalho'.C27]" office:value-type="string" office:string-value="3.3 Output" calcext:value-type="string" table:number-columns-spanned="2" table:number-rows-spanned="1">
            <text:p>3.3 Output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 table:style-name="ce28"/>
          <table:table-cell table:style-name="ce21" table:formula="of:=[$'Pacotes de Trabalho'.D27]" office:value-type="string" office:string-value="3.3.1 Enviar dados para atuação do irrigador" calcext:value-type="string" table:number-columns-spanned="2" table:number-rows-spanned="1">
            <text:p>3.3.1 Enviar dados para atuação do irrigador</text:p>
          </table:table-cell>
          <table:covered-table-cell table:style-name="ce30"/>
          <table:table-cell table:style-name="ce28" table:number-columns-repeated="1021"/>
        </table:table-row>
        <table:table-row table:style-name="ro1">
          <table:table-cell/>
          <table:table-cell table:style-name="ce22" office:value-type="string" calcext:value-type="string">
            <text:p>Descri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Duraçã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Recurs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Custo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22" office:value-type="string" calcext:value-type="string">
            <text:p>Atividade Precedente</text:p>
          </table:table-cell>
          <table:table-cell table:style-name="ce22"/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20:14:30.081000000</meta:creation-date>
    <dc:date>2019-09-17T21:38:10.614000000</dc:date>
    <meta:editing-duration>PT1H13M6S</meta:editing-duration>
    <meta:editing-cycles>23</meta:editing-cycles>
    <meta:generator>LibreOffice/6.0.2.1$Windows_X86_64 LibreOffice_project/f7f06a8f319e4b62f9bc5095aa112a65d2f3ac89</meta:generator>
    <meta:document-statistic meta:table-count="4" meta:cell-count="260" meta:object-count="0"/>
  </office:meta>
</office:document-meta>
</file>